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end" style:justify-single-word="false" style:writing-mode="rl-tb"/>
      <style:text-properties officeooo:rsid="0009f410" officeooo:paragraph-rsid="0009f410"/>
    </style:style>
    <style:style style:name="T1" style:family="text">
      <style:text-properties officeooo:rsid="000b89f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א, י, ק, ...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9826671" text:style-name="L2">
        <text:list-item>
          <text:p text:style-name="P1">.</text:p>
          <text:list>
            <text:list-item>
              <text:p text:style-name="P1"/>
              <text:list>
                <text:list-item>
                  <text:p text:style-name="P1">למנוע ספסרות במוצרי מזון.<text:tab/><text:tab/>ליהודים לא היה דרך לשלות בככלכלה, ועצם קיומם <text:tab/><text:tab/><text:tab/><text:tab/><text:tab/><text:tab/>של הגטאות הגביר את ספסרות</text:p>
                </text:list-item>
                <text:list-item>
                  <text:p text:style-name="P1">לשים קץ להפצת ידיעות פוליטיות.<text:tab/>לא היו מגעים בין יהודים לפולנים על רקע פוליטי.</text:p>
                </text:list-item>
                <text:list-item>
                  <text:p text:style-name="P1">למנוע הפצת מחלות מדבקות.<text:tab/><text:tab/>שאל גל מומחה מחלות, דחיסה של מלא אנשים לאותו מקום זה לא!</text:p>
                </text:list-item>
              </text:list>
            </text:list-item>
            <text:list-item>
              <text:p text:style-name="P1">דרך לגרום למתום של יהודים בעקיפין.</text:p>
            </text:list-item>
            <text:list-item>
              <text:p text:style-name="P1">דרך להבדיל בין האוכלוסיה היהודית לפולנית, הנאצים לא ראו ביהודים חלק בחברה האנושים הבדילו בינם לבין שאר האוכלוסיה.</text:p>
            </text:list-item>
          </text:list>
        </text:list-item>
        <text:list-item>
          <text:p text:style-name="P1">.</text:p>
          <text:list>
            <text:list-item>
              <text:p text:style-name="P1">ההתלבטות היא אם לש<text:span text:style-name="T1">K</text:span>וח את הצעירים ליערות ללחום עם הפרטיזנים או אם להשאר בגטו ולהלחם בגרמנים.</text:p>
            </text:list-item>
            <text:list-item>
              <text:p text:style-name="P1">אם אתה הולך ליער יש לך סיכוי להשאר בחיים אפילו עוד קצת זמן אבל סביר שזה יהיה לקצת זמן כי לא היה להם את המשאבים לשרוד יותר זמן.</text:p>
            </text:list-item>
            <text:list-item>
              <text:p text:style-name="P1">אין לי דרך לדעת. להחליט אחרי בעשה שכל הנטונים כבר נתונים בידי זה לא חוכמה.</text:p>
            </text:list-item>
          </text:list>
        </text:list-item>
        <text:list-item>
          <text:p text:style-name="P1">יש שתי גישות בקשר לאיך הפטרון הסופי התרכש:</text:p>
          <text:list>
            <text:list-item>
              <text:p text:style-name="P1">שהיטלר נתן את הפקודה בעל פה להימלר באביב 41. </text:p>
              <text:p text:style-name="P1">זה מדגיש את המניע האידיאולוגי כברכיב העיכרי במדיניות הרייך השלישי.</text:p>
            </text:list-item>
            <text:list-item>
              <text:p text:style-name="P1">האפשרות השניה שהפיטרון בא מהשטח, כפיתרון יעיל לבעיות שצצו בגלל קיום היהודי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1T13:16:59.919000000</dc:date>
    <meta:editing-duration>P2DT19H43M21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5" meta:word-count="185" meta:character-count="959" meta:non-whitespace-character-count="793"/>
  </office:meta>
</office:document-meta>
</file>